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</office:font-face-decls>
  <office:automatic-styles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El clima de la Tierra a siglos vista</text:span></text:p>
      <text:p text:style-name="Standard" loext:marker-style-name="T1"><text:span text:style-name="T1">La acción humana, por sus emisiones de gases de efecto invernadero, está provocando una grave alteración en el clima de la Tierra. Los científicos intentan ahora averiguar cómo influirá este cambio a largo plazo en el patrón natural de evolución climática, que conocen cada vez mejor gracias a los</text:span></text:p>
      <text:p text:style-name="Standard" loext:marker-style-name="T1"><text:span text:style-name="T1">estudios sobre el pasado del planeta.</text:span><text:span text:style-name="T1"/></text:p>
      <text:p text:style-name="Standard" loext:marker-style-name="T1"><text:span text:style-name="T1"/></text:p>
      <text:p text:style-name="Standard" loext:marker-style-name="T1"><text:span text:style-name="T1">'Marte es un planeta muerto, frío y seco, con breves episodios de agua'</text:span><text:span text:style-name="T1"/></text:p>
      <text:p text:style-name="Standard" loext:marker-style-name="T1"><text:span text:style-name="T1">¿Cuándo ha habido agua en Marte? ¿Cómo se explica que ese mundo seco y frío fuera alguna vez un planeta encharcado? ¿Dónde ha ido a parar el agua?</text:span></text:p>
      <text:p text:style-name="Standard" loext:marker-style-name="T1"><text:span text:style-name="T1">¿Está bajo el suelo, como sugieren los últimos datos enviados por la nave Mars Odyssey? Uno de los grandes expertos, Victor Baker, explora las hipótesis para despejar estas incógnit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8:11.394000000</dc:date>
    <meta:editing-duration>PT5M46S</meta:editing-duration>
    <meta:editing-cycles>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33" meta:character-count="771" meta:non-whitespace-character-count="644"/>
  </office:meta>
</office:document-meta>
</file>